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 svg:font-family="Helvetica" style:font-family-generic="roman"/>
    <style:font-face style:name="Times New Roman1" svg:font-family="'Times New Roman'" style:font-family-generic="system"/>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0" fo:widows="0" fo:text-indent="0cm" style:auto-text-indent="fals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 style:family="paragraph" style:parent-style-name="Standard">
      <style:paragraph-properties fo:margin-left="0cm" fo:margin-right="0cm" fo:text-align="start" style:justify-single-word="false" fo:orphans="0" fo:widows="0" fo:text-indent="0cm" style:auto-text-indent="fals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Helvetica" fo:font-size="12pt" fo:language="mk" fo:country="MK" style:font-name-asian="Times New Roman1" style:font-size-asian="12pt" style:language-asian="mk" style:country-asian="MK" style:font-size-complex="12pt" style:language-complex="ar" style:country-complex="SA"/>
    </style:style>
    <style:style style:name="P3" style:family="paragraph" style:parent-style-name="Standard">
      <style:paragraph-properties fo:margin-left="0cm" fo:margin-right="0cm" fo:text-align="start" style:justify-single-word="false" fo:orphans="0" fo:widows="0" fo:text-indent="0cm" style:auto-text-indent="fals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Helvetica" fo:font-size="12pt" fo:language="en" fo:country="US" style:font-size-asian="12pt" style:language-asian="mk" style:country-asian="MK" style:font-name-complex="Times New Roman1" style:font-size-complex="12pt" style:language-complex="ar" style:country-complex="SA"/>
    </style:style>
    <style:style style:name="P4" style:family="paragraph" style:parent-style-name="Standard" style:master-page-name="Standard">
      <style:paragraph-properties fo:margin-left="0cm" fo:margin-right="0cm" fo:text-align="start" style:justify-single-word="false" fo:orphans="0" fo:widows="0" fo:text-indent="0cm" style:auto-text-indent="false" style:page-number="auto"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1" style:family="text">
      <style:text-properties style:font-name="Helvetica" fo:font-size="12pt" fo:language="mk" fo:country="MK" style:font-name-asian="Times New Roman1" style:font-size-asian="12pt" style:language-asian="mk" style:country-asian="MK" style:font-size-complex="12pt" style:language-complex="ar" style:country-complex="SA"/>
    </style:style>
    <style:style style:name="T2" style:family="text">
      <style:text-properties fo:language="mk" fo:country="MK"/>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0. General</text:span></text:p>
      <text:p text:style-name="P2"/>
      <text:p text:style-name="P1"><text:span text:style-name="T1">0.1 is necessary to develop an online designer furniture: cabinets coupe, coupe doors, wardrobes.</text:span></text:p>
      <text:p text:style-name="P3"/>
      <text:p text:style-name="P1"><text:span text:style-name="T1">0.2 site is an example of the current constructor http://myconstructor.ru/ (hereinafter SP)</text:span></text:p>
      <text:p text:style-name="P2"/>
      <text:p text:style-name="P1"><text:span text:style-name="T1">Designer must be compatible (correct function) to:</text:span></text:p>
      <text:p text:style-name="P1"><text:span text:style-name="T1">0.3 All popular browsers and operating systems</text:span></text:p>
      <text:p text:style-name="P1"><text:span text:style-name="T1">0.4 mobile device (ios and android)</text:span></text:p>
      <text:p text:style-name="P1"><text:span text:style-name="T1">0.5 be embedded in social networks (VK ODNOKLASSNIKIKI FEYSBUK.) Through the iframe</text:span></text:p>
      <text:p text:style-name="P2"/>
      <text:p text:style-name="P1"><text:span text:style-name="T1">0.6 should be implemented maximum protection against copying constructor code (based on the methods described herein http://habrahabr.ru/company/xakep/blog/128741/)</text:span></text:p>
      <text:p text:style-name="P2"/>
      <text:p text:style-name="P1"><text:span text:style-name="T1">0.7 in the administrator's office should be implemented 3 access levels (administrator, company, client)</text:span></text:p>
      <text:p text:style-name="P2"/>
      <text:p text:style-name="P1"><text:span text:style-name="T1">0.8 should be implemented by the user the ability to change the language of the Designer</text:span></text:p>
      <text:p text:style-name="P1"><text:span text:style-name="T1">0.9 should be implemented the ability to change the currency in the account settings of the "company"</text:span></text:p>
      <text:p text:style-name="P2"/>
      <text:p text:style-name="P2"/>
      <text:p text:style-name="P1"><text:span text:style-name="T1">=============================================</text:span></text:p>
      <text:p text:style-name="P2"/>
      <text:p text:style-name="P2"/>
      <text:p text:style-name="P1"><text:span text:style-name="T1">stages of development of the furniture:</text:span></text:p>
      <text:p text:style-name="P1"><text:span text:style-name="T1">1) Select the type of (built-in closet, cabinet wardrobe, corner wardrobe, door coupe, wardrobe)</text:span></text:p>
      <text:p text:style-name="P1"><text:span text:style-name="T1">2) construction of internal filling (for the coupe wardrobes and cabinets)</text:span></text:p>
      <text:p text:style-name="P1"><text:span text:style-name="T1">3) construction of the cabinet door (for the coupe and coupe doors cabinets)</text:span></text:p>
      <text:p text:style-name="P1"><text:span text:style-name="T1">4) User registration and preservation of the cabinet</text:span></text:p>
      <text:p text:style-name="P1"><text:span text:style-name="T1">5) calculation of the cost of the cabinet (occurs without the participation and hidden from the user)</text:span></text:p>
      <text:p text:style-name="P1"><text:span text:style-name="T1">6) shipping company created by the cabinet and the user</text:span></text:p>
      <text:p text:style-name="P2"/>
      <text:p text:style-name="P1"><text:span text:style-name="T1">=============================================</text:span></text:p>
      <text:p text:style-name="P1"><text:span text:style-name="T1">Step 1 - Select the type of</text:span></text:p>
      <text:p text:style-name="P1"><text:span text:style-name="T1">1.1 The selection of the type of the cabinet defines a preset pattern:</text:span></text:p>
      <text:p text:style-name="P1"><text:span text:style-name="T1">1.2 for cupboard - bezel (fixed width of 100 mm) along the perimeter</text:span></text:p>
      <text:p text:style-name="P1"><text:span text:style-name="T1">1.3 for the body of the cabinet - full-length wall on the perimeter and bottom cap</text:span></text:p>
      <text:p text:style-name="P1"><text:span text:style-name="T1">1.4 for corner cabinet - 2 halves and "fold line" in the middle. Those. if the corner cabinet "expand" and make a "flat", the "fold line" - a place of junction 2 of the cabinet </text:span><text:soft-page-break/><text:span text:style-name="T1">halves - https://yadi.sk/i/qVBdjfOloC8hz</text:span></text:p>
      <text:p text:style-name="P2"/>
      <text:p text:style-name="P1"><text:span text:style-name="T1">=============================================</text:span></text:p>
      <text:p text:style-name="P1"><text:span text:style-name="T1">Stage 2 - the internal content</text:span></text:p>
      <text:p text:style-name="P1"><text:span text:style-name="T1">functions similar to a joint venture</text:span></text:p>
      <text:p text:style-name="P1"><text:span text:style-name="T1">2.1 The constitution of the possibility of cabinets with the mouse</text:span></text:p>
      <text:p text:style-name="P1"><text:span text:style-name="T1">2.2 The ability to specify the dimensions "by hand" - with keyboard input</text:span></text:p>
      <text:p text:style-name="P1"><text:span text:style-name="T1">2.3 The constitution of the possibility of cabinets with a width and height of the depth the same as on-site example</text:span></text:p>
      <text:p text:style-name="P2"/>
      <text:p text:style-name="P1"><text:span text:style-name="T1">functional differences in terms of design possibilities</text:span></text:p>
      <text:p text:style-name="P1"><text:span text:style-name="T1">2.4 Ability to change the depth of the elements that own wardrobe may be the depth of 600mm, and a row of shelves must be made within a depth of 300 mm everything else as is.</text:span></text:p>
      <text:p text:style-name="P1"><text:span text:style-name="T1">2.5 the ability to add boxes of different sizes (200mm, 250mm, 300mm, 400mm). The joint venture is only one standard size</text:span></text:p>
      <text:p text:style-name="P1"><text:span text:style-name="T1">2.6 the use of the top cover with the front overhang (about 100-150mm) in order that there would be embedded lighting (spotlights, etc.)</text:span></text:p>
      <text:p text:style-name="P1"><text:span text:style-name="T1">2.7 The ability to change the type of the side and top walls - can be full-size (for a given depth of the cabinet) can be trim panels (100 mm). And for each of the 4 walls of the type can be set without depending on the type of the other walls</text:span></text:p>
      <text:p text:style-name="P1"><text:span text:style-name="T1">2.8 for enclosure cabinets should be able to select the type of bottom - or "bottom socket" or "bottom with legs"</text:span></text:p>
      <text:p text:style-name="P1"><text:span text:style-name="T1">2.9 The selection of the bottom should trigger an automatic recalculation of the other elements. Example: if you set the total height of the body of the cabinet 2500mm height, therefore must be recalculated if there are legs or plinth 100mm, etc.</text:span></text:p>
      <text:p text:style-name="P1"><text:span text:style-name="T1">2.10 The possibility of constructing a curved shelf (both left and right). Just as it implemented in SP</text:span></text:p>
      <text:p text:style-name="P1"><text:span text:style-name="T1">2.11 Ability to add additional elements: the pantograph, the pantograph single, horizontal bar, vertical bar, cellular shelf for shoes (analogue boxes height 200-250-300-400mm), tie, cell baskets)</text:span></text:p>
      <text:p text:style-name="P1"><text:span text:style-name="T1">2.12 to choose and change the color of the cabinet materials (about 50 standard colors)</text:span></text:p>
      <text:p text:style-name="P1"><text:span text:style-name="T1">2.13 in forming the internal filling dragging the mouse should be implemented binding element to a predetermined point (1/2, 1/3, 2/3, etc.) and existing surrounding elements (shelves, outer walls, etc.)</text:span></text:p>
      <text:p text:style-name="P1"><text:span text:style-name="T1">2.14 also when forming the internal filling should be able to manually enter (via the keypad) the exact numbers of elements size and position of these elements. For cases where the binding to the preset point is not relevant</text:span></text:p>
      <text:p text:style-name="P1"><text:span text:style-name="T1">2.15 when forming the internal filling is to be implemented by the formation of the protection element configurations that can not exist in reality - applying elements "freeze" elements in the air and so on. This should be implemented including by "bind" elements as you drag the mouse to the existing surrounding elements (shelves, outer walls, etc.)</text:span></text:p>
      <text:p text:style-name="P2"/>
      <text:p text:style-name="P1"><text:span text:style-name="T1">=============================================</text:span></text:p>
      <text:p text:style-name="P1"><text:span text:style-name="T1">Step 3 - doors</text:span></text:p>
      <text:p text:style-name="P1"><text:soft-page-break/><text:span text:style-name="T1">3.1 for all cabinet doors should be the same width</text:span></text:p>
      <text:p text:style-name="P1"><text:span text:style-name="T1">3.2 The number of doors depends on the width of the cabinet</text:span></text:p>
      <text:p text:style-name="P1"><text:span text:style-name="T1">3.3 material filling each door may be different from the others. Those. filling doors regardless</text:span></text:p>
      <text:p text:style-name="P1"><text:span text:style-name="T1">3.4 each door may be a continuous (from one material) and the component - may be both vertical and horizontal separators</text:span></text:p>
      <text:p text:style-name="P1"><text:span text:style-name="T1">3.5 should be implemented the ability to select the color framing a door profile</text:span></text:p>
      <text:p text:style-name="P1"><text:span text:style-name="T1">3.6 should be implemented the ability to select the type of framing a door profile</text:span></text:p>
      <text:p text:style-name="P1"><text:span text:style-name="T1">3.7 in the formation of the filling door must be implemented binding element to a predetermined point (1/2, 1/3, 2/3, etc.) and existing surrounding elements (framing the door frame, etc.)</text:span></text:p>
      <text:p text:style-name="P1"><text:span text:style-name="T1">3.8 also in the formation of the filling door must be able to manually enter (via the keypad) the exact numbers of elements size and position of these elements. For cases where the binding to the preset point is not relevant</text:span></text:p>
      <text:p text:style-name="P1"><text:span text:style-name="T1">3.9 The user must be able to upload your own texture (image) for the formation of the filling door. It is important that they are correctly scaled regardless of the original size</text:span></text:p>
      <text:p text:style-name="P1"><text:span text:style-name="T1">=============================================</text:span></text:p>
      <text:p text:style-name="P2"/>
      <text:p text:style-name="P1"><text:span text:style-name="T1">Step 4 - User registration and preservation of the cabinet</text:span></text:p>
      <text:p text:style-name="P1"><text:span text:style-name="T1">4.1 The user enters their data (name, email, phone), and presses the button "receive payment"</text:span></text:p>
      <text:p text:style-name="P1"><text:span text:style-name="T1">4.2 After sending data to create an account-level "client" in the constructor. Password and registration data is sent to the user specified email</text:span></text:p>
      <text:p text:style-name="P1"><text:span text:style-name="T1">4.2 Cabinet created is stored in the user's account with the possibility of changes.</text:span></text:p>
      <text:p text:style-name="P1"><text:span text:style-name="T1">4.3 after the user registration and preservation of the cabinet, he can log in under their own account registration data and load one of the saved in his account cabinets for further changes</text:span></text:p>
      <text:p text:style-name="P1"><text:span text:style-name="T1">4.4 while maintaining the cabinet is assigned a unique identification number</text:span></text:p>
      <text:p text:style-name="P2"/>
      <text:p text:style-name="P2"/>
      <text:p text:style-name="P1"><text:span text:style-name="T1">Step 5 - calculation of the cost of the cabinet</text:span></text:p>
      <text:p text:style-name="P1"><text:span text:style-name="T1">5.1 The calculation of the cost of the enclosure similar to the calculation in the joint venture</text:span></text:p>
      <text:p text:style-name="P1"><text:span text:style-name="T1">5.2 is taken into account when calculating the amount of wasted materials and elements</text:span></text:p>
      <text:p text:style-name="P1"><text:span text:style-name="T1">5.3 There are 2 types of final figures - the cost price and selling price</text:span></text:p>
      <text:p text:style-name="P1"><text:span text:style-name="T1">5.4 The cost price is calculated based on the price list that is stored in the "company" account</text:span></text:p>
      <text:p text:style-name="P1"><text:span text:style-name="T1">5.5. selling price is calculated as the product costs and the trading margin (which is specified in the settings of "firm" Account</text:span></text:p>
      <text:p text:style-name="P1"><text:span text:style-name="T1">5.6 when calculating the cost must also take into account the elements that are not displayed in the designer. For example on one of compartment door 2 is the top roller mechanism, 2 lower and 1 single door stopper,</text:span></text:p>
      <text:p text:style-name="P2"/>
      <text:p text:style-name="P2"/>
      <text:p text:style-name="P1"><text:span text:style-name="T1">Step 6 - Sending a finished cabinet</text:span></text:p>
      <text:p text:style-name="P1"><text:span text:style-name="T1">6.1 if user account "company" is enabled to send the sketch "client" of the cabinet, after </text:span><text:soft-page-break/><text:span text:style-name="T1">the registration and preservation of the cabinet, pdf e-mail is sent to the user with a sketch of the cabinet</text:span></text:p>
      <text:p text:style-name="P1"><text:span text:style-name="T1">6.2 if user account "company" option is enabled the calculation of the cost of sending the "client" of the cabinet, after the registration and preservation of the cabinet, pdf sent to the sketch of the cabinet to the user's mail, and its sales value</text:span></text:p>
      <text:p text:style-name="P1"><text:span text:style-name="T1">6.3 If the account settings "firm" enabled "does not send the sketch and price", the mail client only sent a letter with the text, which creates a "firm" in his office. Without sketch and pricing</text:span></text:p>
      <text:p text:style-name="P1"><text:span text:style-name="T1">6.4 at the same time sent to the user, when sending a saved cabinet, "the company" to the addresses of mailboxes that are listed in the "company" settings</text:span></text:p>
      <text:p text:style-name="P1"><text:span text:style-name="T1">6.5. sending the company is subject to: pdf with a sketch of the cabinet, the calculation of its cost and value, the list of necessary materials and components with the amount of each (the layout of the materials)</text:span></text:p>
      <text:p text:style-name="P2"/>
      <text:p text:style-name="P2"/>
      <text:p text:style-name="P2"/>
      <text:p text:style-name="P1"><text:span text:style-name="T1">=============================================</text:span></text:p>
      <text:p text:style-name="P1"><text:span text:style-name="T1">7. Administrator Cabinet</text:span></text:p>
      <text:p text:style-name="P2"/>
      <text:p text:style-name="P1"><text:span text:style-name="T1">7.1 Administrator's office should be implemented 3 access levels (administrator, company, client)</text:span></text:p>
      <text:p text:style-name="P2"/>
      <text:p text:style-name="P1"><text:span text:style-name="T1">functional "Admin" access level</text:span></text:p>
      <text:p text:style-name="P1"><text:span text:style-name="T1">7.2 overall management of the site - the standard functionality of CMS website - editing of pages, etc.</text:span></text:p>
      <text:p text:style-name="P1"><text:span text:style-name="T1">7.3 connectivity of a type constructor (compartment cabinets, doors, wardrobes) to the accounts of the "company"</text:span></text:p>
      <text:p text:style-name="P1"><text:span text:style-name="T1">7.4 The ability to set the date off of a type constructor for type 'firm' accounts</text:span></text:p>
      <text:p text:style-name="P1"><text:span text:style-name="T1">7.5 The management and control of payments mechanism (described below)</text:span></text:p>
      <text:p text:style-name="P1"><text:span text:style-name="T1">7.6 display statistics regarding use of the service:</text:span></text:p>
      <text:p text:style-name="P1"><text:span text:style-name="T1">- The ability to set various time ranges (day, week, month, etc.)</text:span></text:p>
      <text:p text:style-name="P1"><text:span text:style-name="T1">- Displays the number of each type of user, use the constructor</text:span></text:p>
      <text:p text:style-name="P2"/>
      <text:p text:style-name="P1"><text:span text:style-name="T1">level functional access "firm"</text:span></text:p>
      <text:p text:style-name="P1"><text:span text:style-name="T1">7.6 The ability to create and edit their own base materials to form the filling door: own categories, sub-categories, materials and loading textures in this base</text:span></text:p>
      <text:p text:style-name="P1"><text:span text:style-name="T1">7.7 The possibility of creating and editing its own material base profiles of doors: your own categories, sub-categories, materials and loading textures in this database. When editing a base when you hover over the material should show its name - for easy editing</text:span></text:p>
      <text:p text:style-name="P1"><text:span text:style-name="T1">7.8 The possibility of creating and editing its own material base of the main colors for the creation of external and internal walls of the filling</text:span></text:p>
      <text:p text:style-name="P1"><text:span text:style-name="T1">7.9 The possibility of changes in the cost of materials in the database in accordance with the list https://yadi.sk/i/tH6FMPWQoCQ9j and similarly JV</text:span></text:p>
      <text:p text:style-name="P1"><text:span text:style-name="T1">7.10 The ability to view of the "customer" accounts that have been registered by the designer of the company: Registration data and stored in wardrobes</text:span></text:p>
      <text:p text:style-name="P1"><text:span text:style-name="T1">7.11 The ability to edit saved cabinets clients</text:span></text:p>
      <text:p text:style-name="P1"><text:soft-page-break/><text:span text:style-name="T1">7.12 The ability to view the cost of cabinets (cost of materials) customer retention</text:span></text:p>
      <text:p text:style-name="P1"><text:span text:style-name="T1">7.13 The possibility of changing the transfer cabinet element names in other languages. Similarly, the joint venture</text:span></text:p>
      <text:p text:style-name="P1"><text:span text:style-name="T1">7.14 the possibility of currency changes in the price list. Similarly, the joint venture</text:span></text:p>
      <text:p text:style-name="P1"><text:span text:style-name="T1">7.15 The company's personal data changes (logo, contacts, mail for applications) that are displayed in the constructor and the office of the "client"</text:span></text:p>
      <text:p text:style-name="P1"><text:span text:style-name="T1">7.16 The ability to edit instructions for using the designer with the ability to insert video</text:span></text:p>
      <text:p text:style-name="P1"><text:span text:style-name="T1">7.17 The possibility to pay for the designer. The mechanism is described below</text:span></text:p>
      <text:p text:style-name="P2"/>
      <text:p text:style-name="P1"><text:span text:style-name="T1">functional level "client" access</text:span></text:p>
      <text:p text:style-name="P1"><text:span text:style-name="T1">7.18 saving and editing products</text:span></text:p>
      <text:p text:style-name="P1"><text:span text:style-name="T1">7.19 is very important that the client was not able to print the cabinet sketch, if it is disabled in the "company" settings</text:span></text:p>
      <text:p text:style-name="P1"><text:span text:style-name="T1">7.20 is very important that customers have not had an opportunity to see the layout of materials</text:span></text:p>
      <text:p text:style-name="P2"/>
      <text:p text:style-name="P1"><text:span text:style-name="T1">=============================================</text:span></text:p>
      <text:p text:style-name="P1"><text:span text:style-name="T1">8. The mechanism of payments</text:span></text:p>
      <text:p text:style-name="P2"/>
      <text:p text:style-name="P1"><text:span text:style-name="T1">8.1 Payment will be made from the personal account "company" level</text:span></text:p>
      <text:p text:style-name="P1"><text:span text:style-name="T1">8.2 The opportunity for various periods of different payment options for the designer will be implemented</text:span></text:p>
      <text:p text:style-name="P1"><text:span text:style-name="T1">8.3 Payment will be made through the built-in form of Yandex Money https://yadi.sk/i/waf2BNvQoc5pe</text:span></text:p>
      <text:p text:style-name="P1"><text:span text:style-name="T1">8.4 In the account-level "administrator" must be implemented customer base (level of company accounts), which in addition to the contact information should be stored payment information</text:span></text:p>
      <text:p text:style-name="P1"><text:span text:style-name="T1">8.5 After the service customers pay for a certain period information should fall into the customer base in the corresponding field - a set of paid and for how long</text:span></text:p>
      <text:p text:style-name="P1"><text:span text:style-name="T1">8.6 on the basis of the customer base should automatically connect / disconnect for level designer "Company" accounts. Those. after payment has passed, there is an automatic inclusion of the service for a particular account of the company</text:span></text:p>
      <text:p text:style-name="P1"><text:span text:style-name="T1">8.7 on the basis of the customer base should be automatically notified businesses about the need to pay for a certain time.</text:span></text:p>
      <text:p text:style-name="P1"><text:span text:style-name="T1">8.8 The administrator shall be possible to change the scenario (number, frequency and text) reminders of payment in your account</text:span></text:p>
      <text:p text:style-name="P1"><text:span text:style-name="T1">8.9 should be a mechanism to demo "mode. After registration, the firm can use the full functionality of the constructor for 7 days without payment. At this time, all saved sketches must be present watermark - website address of the company provided during registration. Example https://yadi.sk/i/hEKqmghapiDZm. After 7 days, the possibility of use by functional without paying the designer must be blocked</text:span></text:p>
      <text:p text:style-name="P2"/>
      <text:p text:style-name="P2"/>
      <text:p text:style-name="P1"><text:span text:style-name="T1">=============================================</text:span></text:p>
      <text:p text:style-name="P1"><text:span text:style-name="T1">9. The project site</text:span></text:p>
      <text:p text:style-name="P2"/>
      <text:p text:style-name="P1"><text:soft-page-break/><text:span text:style-name="T1">- Main (service overview page)</text:span></text:p>
      <text:p text:style-name="P1"><text:span text:style-name="T1">- Landing (selling) page</text:span></text:p>
      <text:p text:style-name="P1"><text:span text:style-name="T1">- Blog (article)</text:span></text:p>
      <text:p text:style-name="P1"><text:span text:style-name="T1">- Forum (for the "firm" type accounts)</text:span></text:p>
      <text:p text:style-name="P1"><text:span text:style-name="T1">- Some static content pages (presumably: contacts, about u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Helvetica" svg:font-family="Helvetica" style:font-family-generic="roman"/>
    <style:font-face style:name="Times New Roman1" svg:font-family="'Times New Roman'" style:font-family-generic="system"/>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mk" fo:country="M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mk" fo:country="M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o</meta:initial-creator>
    <meta:creation-date>2016-07-07T11:01:00</meta:creation-date>
    <dc:date>2016-07-08T13:31:00</dc:date>
    <meta:editing-cycles>3</meta:editing-cycles>
    <meta:editing-duration>PT31S</meta:editing-duration>
    <meta:document-statistic meta:table-count="0" meta:image-count="0" meta:object-count="0" meta:page-count="6" meta:paragraph-count="121" meta:word-count="2051" meta:character-count="12549" meta:non-whitespace-character-count="10619"/>
    <meta:generator>LibreOffice/4.1.3.2$Windows_x86 LibreOffice_project/70feb7d99726f064edab4605a8ab840c50ec57a</meta:generator>
    <meta:user-defined meta:name="Operator">vlado</meta:user-defined>
  </office:meta>
</office:document-meta>
</file>